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200000200929A0D82A60C86C1.jpg" manifest:media-type="image/jpeg"/>
  <manifest:file-entry manifest:full-path="Pictures/10000000000002CE000001B01F3877BF3948DF42.jpg" manifest:media-type="image/jpeg"/>
  <manifest:file-entry manifest:full-path="Pictures/1000000000000514000004104DDA344C96249450.jpg" manifest:media-type="image/jpeg"/>
  <manifest:file-entry manifest:full-path="Pictures/10000000000002B5000002B54350081B375F684E.jpg" manifest:media-type="image/jpeg"/>
  <manifest:file-entry manifest:full-path="Pictures/1000000000000400000002004F2DE9995844BB38.png" manifest:media-type="image/png"/>
  <manifest:file-entry manifest:full-path="Pictures/1000000000000640000003206129ACC952B30175.jpg" manifest:media-type="image/jpeg"/>
  <manifest:file-entry manifest:full-path="Pictures/10000201000001AE00000199A5754C609D6014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5eb91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2cm"/>
    </style:style>
    <style:style style:name="gr6" style:family="graphic" style:parent-style-name="standard">
      <style:graphic-properties draw:fill="solid" draw:fill-color="#ffff38" draw:textarea-horizontal-align="justify" draw:textarea-vertical-align="middle" draw:auto-grow-height="false" fo:min-height="3.75cm" fo:min-width="1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8" style:family="graphic" style:parent-style-name="standard">
      <style:graphic-properties draw:fill="solid" draw:fill-color="#ff7b59" draw:textarea-horizontal-align="justify" draw:textarea-vertical-align="middle" draw:auto-grow-height="false" fo:min-height="0.15cm" fo:min-width="1.5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5cm"/>
      <style:paragraph-properties style:writing-mode="lr-tb"/>
    </style:style>
    <style:style style:name="gr10" style:family="graphic" style:parent-style-name="objectwithoutfill">
      <style:graphic-properties svg:stroke-width="0cm" svg:stroke-color="#a1467e" draw:marker-start-width="0.2cm" draw:marker-end="Arrow" draw:marker-end-width="0.3cm" draw:fill="solid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withoutfill">
      <style:graphic-properties svg:stroke-width="0.1cm" svg:stroke-color="#ff8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color="#77bc65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38"/>
      <style:paragraph-properties fo:text-align="center"/>
    </style:style>
    <style:style style:name="P5" style:family="paragraph">
      <loext:graphic-properties draw:fill="solid" draw:fill-color="#ff7b59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text-properties fo:font-size="11pt"/>
    </style:style>
    <style:style style:name="P9" style:family="paragraph">
      <loext:graphic-properties draw:fill="none" draw:fill-color="#ffffff"/>
      <style:text-properties fo:font-size="11pt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cm" svg:height="1.3cm" svg:x="2cm" svg:y="2cm">
          <draw:image xlink:href="Pictures/100000000000027200000200929A0D82A60C86C1.jpg" xlink:type="simple" xlink:show="embed" xlink:actuate="onLoad" loext:mime-type="image/jpeg">
            <text:p/>
          </draw:image>
        </draw:frame>
        <draw:frame draw:style-name="gr1" draw:text-style-name="P1" draw:layer="layout" svg:width="2.898cm" svg:height="2.4cm" svg:x="6.002cm" svg:y="1.6cm">
          <draw:image xlink:href="Pictures/1000000000000514000004104DDA344C96249450.jpg" xlink:type="simple" xlink:show="embed" xlink:actuate="onLoad" loext:mime-type="image/jpeg">
            <text:p/>
          </draw:image>
        </draw:frame>
        <draw:line draw:style-name="gr2" draw:text-style-name="P2" draw:layer="layout" svg:x1="4.1cm" svg:y1="2.8cm" svg:x2="6.2cm" svg:y2="2.8cm">
          <text:p/>
        </draw:line>
        <draw:frame draw:style-name="gr3" draw:text-style-name="P3" draw:layer="layout" svg:width="2.153cm" svg:height="0.962cm" svg:x="6.347cm" svg:y="2.538cm">
          <draw:text-box>
            <text:p>Cloud</text:p>
          </draw:text-box>
        </draw:frame>
        <draw:frame draw:style-name="gr1" draw:text-style-name="P1" draw:layer="layout" svg:width="2cm" svg:height="2.1cm" svg:x="10.7cm" svg:y="16.2cm">
          <draw:image xlink:href="Pictures/10000000000002B5000002B54350081B375F684E.jpg" xlink:type="simple" xlink:show="embed" xlink:actuate="onLoad" loext:mime-type="image/jpeg">
            <text:p/>
          </draw:image>
        </draw:frame>
        <draw:line draw:style-name="gr2" draw:text-style-name="P2" draw:layer="layout" svg:x1="8.7cm" svg:y1="3.4cm" svg:x2="10.9cm" svg:y2="4.1cm">
          <text:p/>
        </draw:line>
        <draw:custom-shape draw:style-name="gr4" draw:text-style-name="P1" draw:layer="layout" svg:width="2.5cm" svg:height="1.3cm" svg:x="11cm" svg:y="4.1cm">
          <text:p text:style-name="P1">Switch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3cm" svg:x="15.6cm" svg:y="3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98cm" svg:height="0.962cm" svg:x="15.402cm" svg:y="3.6cm">
          <draw:text-box>
            <text:p>Switch 2</text:p>
          </draw:text-box>
        </draw:frame>
        <draw:line draw:style-name="gr2" draw:text-style-name="P2" draw:layer="layout" svg:x1="8.7cm" svg:y1="2.7cm" svg:x2="15.5cm" svg:y2="3.4cm">
          <text:p/>
        </draw:line>
        <draw:custom-shape draw:style-name="gr6" draw:text-style-name="P4" draw:layer="layout" svg:width="2.3cm" svg:height="4cm" svg:x="7.7cm" svg:y="6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7.8cm" svg:y="7.2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cm" svg:height="0.4cm" svg:x="7.8cm" svg:y="7.8cm">
          <text:p text:style-name="P1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7.8cm" svg:y="8.4cm">
          <text:p text:style-name="P1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7.8cm" svg:y="8.9cm">
          <text:p text:style-name="P6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7.8cm" svg:y="9.4cm">
          <text:p text:style-name="P6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7.8cm" svg:y="9.9cm">
          <text:p text:style-name="P6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cm" svg:height="0.4cm" svg:x="7.8cm" svg:y="10.4cm">
          <text:p text:style-name="P1"><text:span text:style-name="T1">Rack 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cm" svg:height="4cm" svg:x="10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0.6cm" svg:y="7.2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cm" svg:height="0.4cm" svg:x="10.6cm" svg:y="7.8cm">
          <text:p text:style-name="P1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0.6cm" svg:y="8.4cm">
          <text:p text:style-name="P1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0.6cm" svg:y="8.9cm">
          <text:p text:style-name="P1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0.6cm" svg:y="9.4cm">
          <text:p text:style-name="P1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0.6cm" svg:y="9.9cm">
          <text:p text:style-name="P1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cm" svg:height="0.4cm" svg:x="10.6cm" svg:y="10.4cm">
          <text:p text:style-name="P1"><text:span text:style-name="T1">Rack 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cm" svg:height="4cm" svg:x="13.4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3.5cm" svg:y="7.2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cm" svg:height="0.4cm" svg:x="13.5cm" svg:y="7.8cm">
          <text:p text:style-name="P1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3.5cm" svg:y="8.4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3.5cm" svg:y="8.9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3.5cm" svg:y="9.4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3.5cm" svg:y="9.9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cm" svg:height="0.4cm" svg:x="13.5cm" svg:y="10.4cm">
          <text:p text:style-name="P1"><text:span text:style-name="T1">Rack 3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1.4cm" svg:y1="5.5cm" svg:x2="8.9cm" svg:y2="6.9cm">
          <text:p/>
        </draw:line>
        <draw:line draw:style-name="gr10" draw:text-style-name="P2" draw:layer="layout" svg:x1="11.9cm" svg:y1="5.5cm" svg:x2="11.5cm" svg:y2="6.9cm">
          <text:p/>
        </draw:line>
        <draw:line draw:style-name="gr10" draw:text-style-name="P2" draw:layer="layout" svg:x1="12.8cm" svg:y1="5.5cm" svg:x2="14.5cm" svg:y2="6.9cm">
          <text:p/>
        </draw:line>
        <draw:line draw:style-name="gr10" draw:text-style-name="P2" draw:layer="layout" svg:x1="15.8cm" svg:y1="4.7cm" svg:x2="9.8cm" svg:y2="6.8cm">
          <text:p/>
        </draw:line>
        <draw:line draw:style-name="gr10" draw:text-style-name="P2" draw:layer="layout" svg:x1="16.5cm" svg:y1="4.8cm" svg:x2="11.5cm" svg:y2="6.8cm">
          <text:p/>
        </draw:line>
        <draw:line draw:style-name="gr10" draw:text-style-name="P2" draw:layer="layout" svg:x1="17.3cm" svg:y1="4.8cm" svg:x2="14.5cm" svg:y2="6.9cm">
          <text:p/>
        </draw:line>
        <draw:line draw:style-name="gr11" draw:text-style-name="P2" draw:layer="layout" svg:x1="8.7cm" svg:y1="10.9cm" svg:x2="10.5cm" svg:y2="13cm">
          <text:p/>
        </draw:line>
        <draw:line draw:style-name="gr11" draw:text-style-name="P2" draw:layer="layout" svg:x1="11.5cm" svg:y1="10.7cm" svg:x2="11.7cm" svg:y2="13cm">
          <text:p/>
        </draw:line>
        <draw:line draw:style-name="gr11" draw:text-style-name="P2" draw:layer="layout" svg:x1="14.5cm" svg:y1="10.9cm" svg:x2="12.9cm" svg:y2="12.9cm">
          <text:p/>
        </draw:line>
        <draw:frame draw:style-name="gr1" draw:text-style-name="P1" draw:layer="layout" svg:width="3.996cm" svg:height="2.1cm" svg:x="9.604cm" svg:y="13.1cm">
          <draw:image xlink:href="Pictures/10000000000002CE000001B01F3877BF3948DF42.jpg" xlink:type="simple" xlink:show="embed" xlink:actuate="onLoad" loext:mime-type="image/jpeg">
            <text:p/>
          </draw:image>
        </draw:frame>
        <draw:line draw:style-name="gr11" draw:text-style-name="P2" draw:layer="layout" svg:x1="11.6cm" svg:y1="15.2cm" svg:x2="11.6cm" svg:y2="16.4cm">
          <text:p/>
        </draw:line>
        <draw:frame draw:style-name="gr1" draw:text-style-name="P1" draw:layer="layout" svg:width="3.498cm" svg:height="2.358cm" svg:x="3.002cm" svg:y="15.9cm">
          <draw:image xlink:href="Pictures/1000000000000400000002004F2DE9995844BB38.png" xlink:type="simple" xlink:show="embed" xlink:actuate="onLoad" loext:mime-type="image/png">
            <text:p/>
          </draw:image>
        </draw:frame>
        <draw:line draw:style-name="gr12" draw:text-style-name="P2" draw:layer="layout" svg:x1="10.8cm" svg:y1="17.1cm" svg:x2="6.7cm" svg:y2="17.1cm">
          <text:p/>
        </draw:line>
        <draw:line draw:style-name="gr13" draw:text-style-name="P2" draw:layer="layout" svg:x1="4.5cm" svg:y1="18.2cm" svg:x2="4.5cm" svg:y2="20.1cm">
          <text:p/>
        </draw:line>
        <draw:frame draw:style-name="gr1" draw:text-style-name="P1" draw:layer="layout" svg:width="3.3cm" svg:height="3.2cm" svg:x="3cm" svg:y="20.4cm">
          <draw:image xlink:href="Pictures/10000201000001AE00000199A5754C609D601402.png" xlink:type="simple" xlink:show="embed" xlink:actuate="onLoad" loext:mime-type="image/png">
            <text:p/>
          </draw:image>
        </draw:frame>
        <draw:frame draw:style-name="gr14" draw:text-style-name="P9" draw:layer="layout" svg:width="3.1cm" svg:height="0.8cm" svg:x="6.7cm" svg:y="20cm">
          <draw:text-box>
            <text:p text:style-name="P8"><text:span text:style-name="T1">Diseño</text:span><text:span text:style-name="T2"> de joya</text:span></text:p>
          </draw:text-box>
        </draw:frame>
        <draw:frame draw:style-name="gr1" draw:text-style-name="P1" draw:layer="layout" svg:width="3.1cm" svg:height="2.3cm" svg:x="7cm" svg:y="21.3cm">
          <draw:image xlink:href="Pictures/1000000000000640000003206129ACC952B30175.jpg" xlink:type="simple" xlink:show="embed" xlink:actuate="onLoad" loext:mime-type="image/jpeg">
            <text:p/>
          </draw:image>
        </draw:frame>
        <draw:frame draw:style-name="gr3" draw:text-style-name="P10" draw:layer="layout" svg:width="4.845cm" svg:height="0.683cm" svg:x="4.4cm" svg:y="24.017cm">
          <draw:text-box>
            <text:p><text:span text:style-name="T1">Uso de gemelos digital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2T10:26:43.699000000</meta:creation-date>
    <dc:date>2020-09-22T12:12:46.409000000</dc:date>
    <meta:editing-duration>PT1H24M53S</meta:editing-duration>
    <meta:editing-cycles>22</meta:editing-cycles>
    <meta:generator>LibreOffice/6.4.4.2$Windows_X86_64 LibreOffice_project/3d775be2011f3886db32dfd395a6a6d1ca2630ff</meta:generator>
    <meta:document-statistic meta:object-count="52"/>
  </office:meta>
</office:document-meta>
</file>